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Inconsolata" svg:font-family="Inconsolata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Inconsolata" fo:font-size="11pt" fo:font-style="italic" style:font-size-asian="11pt" style:font-style-asian="italic" style:font-size-complex="11pt" style:font-style-complex="italic"/>
    </style:style>
    <style:style style:name="P2" style:family="paragraph" style:parent-style-name="Standard">
      <style:text-properties style:font-name="Inconsolata" fo:font-size="11pt" style:font-size-asian="11pt" style:font-size-complex="11pt"/>
    </style:style>
    <style:style style:name="P3" style:family="paragraph" style:parent-style-name="Standard">
      <style:text-properties style:font-name="Inconsolata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8pt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++ -Wno-deprecated -shared -o rtcmixdylib_linux.so \</text:p>
      <text:p text:style-name="P2">addcheckfunc.o</text:p>
      <text:p text:style-name="P2">addrtInst.o</text:p>
      <text:p text:style-name="P2">buffers.o</text:p>
      <text:p text:style-name="P2">bus_config.o</text:p>
      <text:p text:style-name="P2">checkInsts.o</text:p>
      <text:p text:style-name="P2">dispatch.o</text:p>
      <text:p text:style-name="P2">filter.o</text:p>
      <text:p text:style-name="P2">Instrument.o</text:p>
      <text:p text:style-name="P2">intraverse.o</text:p>
      <text:p text:style-name="P2">loader.o</text:p>
      <text:p text:style-name="P2">lfo.o</text:p>
      <text:p text:style-name="P2">minc_info.o</text:p>
      <text:p text:style-name="P2">DataFile.o</text:p>
      <text:p text:style-name="P2">mm_rtsetparams.o</text:p>
      <text:p text:style-name="P2">Option.o</text:p>
      <text:p text:style-name="P2">PField.o</text:p>
      <text:p text:style-name="P2">PFieldSet.o</text:p>
      <text:p text:style-name="P2">Random.o</text:p>
      <text:p text:style-name="P2">RefCounted.o</text:p>
      <text:p text:style-name="P2">RTcmix.o</text:p>
      <text:p text:style-name="P2">rtcmix_types.o</text:p>
      <text:p text:style-name="P2">rtcmix_wrappers.o</text:p>
      <text:p text:style-name="P2">rtgetin.o</text:p>
      <text:p text:style-name="P2">rtgetsamps.o</text:p>
      <text:p text:style-name="P2">rtinput.o</text:p>
      <text:p text:style-name="P2">rtoutput.o</text:p>
      <text:p text:style-name="P2">rtprofile.o</text:p>
      <text:p text:style-name="P2">rtsendsamps.o</text:p>
      <text:p text:style-name="P2">rtsetinput.o</text:p>
      <text:p text:style-name="P2">rtsetoutput.o</text:p>
      <text:p text:style-name="P2">rtsetparams.o</text:p>
      <text:p text:style-name="P2">rtwritesamps.o</text:p>
      <text:p text:style-name="P2">set_option.o</text:p>
      <text:p text:style-name="P2">table.o</text:p>
      <text:p text:style-name="P2">tableutils.o</text:p>
      <text:p text:style-name="P2">modtable.o</text:p>
      <text:p text:style-name="P2">ops.o</text:p>
      <text:p text:style-name="P2">utils.o</text:p>
      <text:p text:style-name="P2">rt_ug_intro.o</text:p>
      <text:p text:style-name="P2">connection.o</text:p>
      <text:p text:style-name="P2">converter.o</text:p>
      <text:p text:style-name="P2">monitor.o</text:p>
      <text:p text:style-name="P2">check_byte_order.o</text:p>
      <text:p text:style-name="P2">command_line.o</text:p>
      <text:p text:style-name="P2">funderflow.o</text:p>
      <text:p text:style-name="P2">getsample.o</text:p>
      <text:p text:style-name="P2">infile.o</text:p>
      <text:p text:style-name="P2">io.o</text:p>
      <text:p text:style-name="P2">load_utils.o</text:p>
      <text:p text:style-name="P2">merror.o</text:p>
      <text:p text:style-name="P2">message.o</text:p>
      <text:p text:style-name="P2">minc_functions.o</text:p>
      <text:p text:style-name="P2">minout.o</text:p>
      <text:p text:style-name="P2">m_system.o</text:p>
      <text:p text:style-name="P2">printsf.o</text:p>
      <text:p text:style-name="P2">profile.o</text:p>
      <text:p text:style-name="P2">resetamp.o</text:p>
      <text:p text:style-name="P2">sampfunc.o</text:p>
      <text:p text:style-name="P2">sfcopy.o</text:p>
      <text:p text:style-name="P2">sfprint.o</text:p>
      <text:p text:style-name="P2">sfstats.o</text:p>
      <text:p text:style-name="P2">sound.o</text:p>
      <text:p text:style-name="P2">soundio.o</text:p>
      <text:p text:style-name="P2">tempo.o</text:p>
      <text:p text:style-name="P2">ug_intro.o</text:p>
      <text:p text:style-name="P2">gen/fdump.o</text:p>
      <text:p text:style-name="P2">gen/floc.o</text:p>
      <text:p text:style-name="P2">gen/fnscl.o</text:p>
      <text:p text:style-name="P2">gen/fplot.o</text:p>
      <text:p text:style-name="P2">gen/fsize.o</text:p>
      <text:p text:style-name="P2">gen/gen10.o</text:p>
      <text:p text:style-name="P2">gen/gen17.o</text:p>
      <text:p text:style-name="P2">gen/gen18.o</text:p>
      <text:p text:style-name="P2">gen/gen1.o</text:p>
      <text:p text:style-name="P2">gen/gen20.o</text:p>
      <text:p text:style-name="P2">gen/gen24.o</text:p>
      <text:p text:style-name="P2">gen/gen25.o</text:p>
      <text:p text:style-name="P2">gen/gen2.o</text:p>
      <text:p text:style-name="P2">gen/gen3.o</text:p>
      <text:p text:style-name="P2">gen/gen4.o</text:p>
      <text:p text:style-name="P2">gen/gen5.o</text:p>
      <text:p text:style-name="P2">gen/gen6.o</text:p>
      <text:p text:style-name="P2">gen/gen7.o</text:p>
      <text:p text:style-name="P2">gen/gen9.o</text:p>
      <text:p text:style-name="P2">gen/makegen.o</text:p>
      <text:p text:style-name="P2">gen/modgens.o</text:p>
      <text:p text:style-name="P2">heap/rtHeap.o</text:p>
      <text:p text:style-name="P2">../../insts/base/MIX/MIX.o</text:p>
      <text:p text:style-name="P2">../../insts/base/WAVETABLE/WAVETABLE.o</text:p>
      <text:p text:style-name="P2">../../insts/std/AM/AM.o</text:p>
      <text:p text:style-name="P2">../../insts/std/AMINST/AMINST.o</text:p>
      <text:p text:style-name="P2">../../insts/std/CLAR/CLAR.o</text:p>
      <text:p text:style-name="P2">../../insts/std/CLAR/cfuncs.o</text:p>
      <text:p text:style-name="P2">../../insts/std/COMBIT/COMBIT.o</text:p>
      <text:p text:style-name="P2">../../insts/std/DEL1/DEL1.o</text:p>
      <text:p text:style-name="P2">../../insts/std/DELAY/DELAY.o</text:p>
      <text:p text:style-name="P2">../../insts/std/FIR/FIR.o</text:p>
      <text:p text:style-name="P2">../../insts/std/FMINST/FMINST.o</text:p>
      <text:p text:style-name="P2">../../insts/std/HOLO/HOLO.o</text:p>
      <text:p text:style-name="P2">../../insts/std/IIR/BUZZ.o</text:p>
      <text:p text:style-name="P2">../../insts/std/IIR/INPUTSIG.o</text:p>
      <text:p text:style-name="P2">../../insts/std/IIR/NOISE.o</text:p>
      <text:p text:style-name="P2">../../insts/std/IIR/PULSE.o</text:p>
      <text:p text:style-name="P2">../../insts/std/IIR/cfuncs.o</text:p>
      <text:p text:style-name="P2">../../insts/std/LPCPLAY/Complex.o</text:p>
      <text:p text:style-name="P2">../../insts/std/LPCPLAY/DataSet.o</text:p>
      <text:p text:style-name="P2">../../insts/std/LPCPLAY/LPCPLAY.o</text:p>
      <text:p text:style-name="P2">../../insts/std/LPCPLAY/bmultf.o</text:p>
      <text:p text:style-name="P2">../../insts/std/LPCPLAY/buzz.o</text:p>
      <text:p text:style-name="P2">../../insts/std/LPCPLAY/lpcheader.o</text:p>
      <text:p text:style-name="P2"><text:soft-page-break/>../../insts/std/LPCPLAY/rand.o</text:p>
      <text:p text:style-name="P2">../../insts/std/LPCPLAY/setup.o</text:p>
      <text:p text:style-name="P2">../../insts/std/LPCPLAY/shift.o</text:p>
      <text:p text:style-name="P2">../../insts/std/LPCPLAY/stabilize.o</text:p>
      <text:p text:style-name="P2">../../insts/std/MARAGRAN/SGRANR.o</text:p>
      <text:p text:style-name="P2">../../insts/std/MARAGRAN/STGRANR.o</text:p>
      <text:p text:style-name="P2">../../insts/std/METAFLUTE/BSFLUTE.o</text:p>
      <text:p text:style-name="P2">../../insts/std/METAFLUTE/LSFLUTE.o</text:p>
      <text:p text:style-name="P2">../../insts/std/METAFLUTE/SFLUTE.o</text:p>
      <text:p text:style-name="P2">../../insts/std/METAFLUTE/VSFLUTE.o</text:p>
      <text:p text:style-name="P2">../../insts/std/MOVE/BASE.o</text:p>
      <text:p text:style-name="P2">../../insts/std/MOVE/MOVE.o</text:p>
      <text:p text:style-name="P2">../../insts/std/MOVE/PLACE.o</text:p>
      <text:p text:style-name="P2">../../insts/std/MOVE/cmixfuns.o</text:p>
      <text:p text:style-name="P2">../../insts/std/MOVE/common.o</text:p>
      <text:p text:style-name="P2">../../insts/std/MOVE/path.o</text:p>
      <text:p text:style-name="P2">../../insts/std/MOVE/setup.o</text:p>
      <text:p text:style-name="P2">../../insts/std/MOCKBEND/MOCKBEND.o</text:p>
      <text:p text:style-name="P2">../../insts/std/MULTICOMB/MULTICOMB.o</text:p>
      <text:p text:style-name="P2">../../insts/std/PANECHO/PANECHO.o</text:p>
      <text:p text:style-name="P2">../../insts/std/PHASER/PHASER.o</text:p>
      <text:p text:style-name="P2">../../insts/std/PVOC/PVFilter.o</text:p>
      <text:p text:style-name="P2">../../insts/std/PVOC/PVOC.o</text:p>
      <text:p text:style-name="P2">../../insts/std/PVOC/fft.o</text:p>
      <text:p text:style-name="P2">../../insts/std/PVOC/fold.o</text:p>
      <text:p text:style-name="P2">../../insts/std/PVOC/lpa.o</text:p>
      <text:p text:style-name="P2">../../insts/std/PVOC/lpamp.o</text:p>
      <text:p text:style-name="P2">../../insts/std/PVOC/makewindows.o</text:p>
      <text:p text:style-name="P2">../../insts/std/PVOC/overlapadd.o</text:p>
      <text:p text:style-name="P2">../../insts/std/PVOC/setup.o</text:p>
      <text:p text:style-name="P2">../../insts/std/REVMIX/REVMIX.o</text:p>
      <text:p text:style-name="P2">../../insts/std/SCRUB/SCRUB.o</text:p>
      <text:p text:style-name="P2">../../insts/std/SCULPT/SCULPT.o</text:p>
      <text:p text:style-name="P2">../../insts/std/STEREO/STEREO.o</text:p>
      <text:p text:style-name="P2">../../insts/std/STRUM/BEND.o</text:p>
      <text:p text:style-name="P2">../../insts/std/STRUM/BEND1.o</text:p>
      <text:p text:style-name="P2">../../insts/std/STRUM/FRET.o</text:p>
      <text:p text:style-name="P2">../../insts/std/STRUM/FRET1.o</text:p>
      <text:p text:style-name="P2">../../insts/std/STRUM/START.o</text:p>
      <text:p text:style-name="P2">../../insts/std/STRUM/START1.o</text:p>
      <text:p text:style-name="P2">../../insts/std/STRUM/VFRET1.o</text:p>
      <text:p text:style-name="P2">../../insts/std/STRUM/VSTART1.o</text:p>
      <text:p text:style-name="P2">../../insts/std/STRUM/delay.o</text:p>
      <text:p text:style-name="P2">../../insts/std/STRUM/delayclean.o</text:p>
      <text:p text:style-name="P2">../../insts/std/STRUM/delayset.o</text:p>
      <text:p text:style-name="P2">../../insts/std/STRUM/dist.o</text:p>
      <text:p text:style-name="P2">../../insts/std/STRUM/randfill.o</text:p>
      <text:p text:style-name="P2">../../insts/std/STRUM/squisher.o</text:p>
      <text:p text:style-name="P2">../../insts/std/STRUM/sset.o</text:p>
      <text:p text:style-name="P2">../../insts/std/STRUM/strum.o</text:p>
      <text:p text:style-name="P2">../../insts/std/STRUM2/STRUM2.o</text:p>
      <text:p text:style-name="P2">../../insts/std/STRUMFB/STRUMFB.o</text:p>
      <text:p text:style-name="P2">../../insts/std/TRANS/TRANS.o</text:p>
      <text:p text:style-name="P2">../../insts/std/TRANS/TRANS3.o</text:p>
      <text:p text:style-name="P2">../../insts/std/TRANSBEND/TRANSBEND.o</text:p>
      <text:p text:style-name="P2">../../insts/std/WAVESHAPE/WAVESHAPE.o</text:p>
      <text:p text:style-name="P3">../../insts/jg/objlib/objlib.a</text:p>
      <text:p text:style-name="P2">../../insts/jg/BUTTER/BUTTER.o</text:p>
      <text:p text:style-name="P2">../../insts/jg/COMPLIMIT/COMPLIMIT.o</text:p>
      <text:p text:style-name="P2">../../insts/jg/CONVOLVE1/CONVOLVE1.o</text:p>
      <text:p text:style-name="P2">../../insts/jg/DCBLOCK/DCBLOCK.o</text:p>
      <text:p text:style-name="P2">../../insts/jg/DECIMATE/DECIMATE.o</text:p>
      <text:p text:style-name="P2">../../insts/jg/DISTORT/DISTORT.o</text:p>
      <text:p text:style-name="P2">../../insts/jg/ELL/ELL.o</text:p>
      <text:p text:style-name="P2">../../insts/jg/ELL/ellipse.o</text:p>
      <text:p text:style-name="P2">../../insts/jg/ELL/setell.o</text:p>
      <text:p text:style-name="P2">../../insts/jg/EQ/EQ.o</text:p>
      <text:p text:style-name="P2">../../insts/jg/FILTERBANK/FILTERBANK.o</text:p>
      <text:p text:style-name="P2">../../insts/jg/FILTSWEEP/FILTSWEEP.o</text:p>
      <text:p text:style-name="P2">../../insts/jg/FLANGE/FLANGE.o</text:p>
      <text:p text:style-name="P2">../../insts/jg/FOLLOWER/FOLLOWBUTTER.o</text:p>
      <text:p text:style-name="P2">../../insts/jg/FOLLOWER/FOLLOWER.o</text:p>
      <text:p text:style-name="P2">../../insts/jg/FOLLOWER/FOLLOWER_BASE.o</text:p>
      <text:p text:style-name="P2">../../insts/jg/FOLLOWER/FOLLOWGATE.o</text:p>
      <text:p text:style-name="P2">../../insts/jg/FREEVERB/FREEVERB.o</text:p>
      <text:p text:style-name="P2">../../insts/jg/FREEVERB/allpass.o</text:p>
      <text:p text:style-name="P2">../../insts/jg/FREEVERB/comb.o</text:p>
      <text:p text:style-name="P2">../../insts/jg/FREEVERB/delay.o</text:p>
      <text:p text:style-name="P2">../../insts/jg/FREEVERB/revmodel.o</text:p>
      <text:p text:style-name="P2">../../insts/jg/GRANSYNTH/GRANSYNTH.o</text:p>
      <text:p text:style-name="P2">../../insts/jg/GRANSYNTH/synthgrainstream.o</text:p>
      <text:p text:style-name="P2">../../insts/jg/GRANSYNTH/synthgrainvoice.o</text:p>
      <text:p text:style-name="P2">../../insts/jg/JCHOR/JCHOR.o</text:p>
      <text:p text:style-name="P2">../../insts/jg/JDELAY/JDELAY.o</text:p>
      <text:p text:style-name="P2">../../insts/jg/JFIR/JFIR.o</text:p>
      <text:p text:style-name="P2">../../insts/jg/JGRAN/JGRAN.o</text:p>
      <text:p text:style-name="P2">../../insts/jg/MOOGVCF/MOOGVCF.o</text:p>
      <text:p text:style-name="P2">../../insts/jg/MROOM/MROOM.o</text:p>
      <text:p text:style-name="P2">../../insts/jg/MROOM/timeset.o</text:p>
      <text:p text:style-name="P2">../../insts/jg/MULTEQ/MULTEQ.o</text:p>
      <text:p text:style-name="P2">../../insts/jg/MULTIWAVE/MULTIWAVE.o</text:p>
      <text:p text:style-name="P2">../../insts/jg/PAN/PAN.o</text:p>
      <text:p text:style-name="P2">../../insts/jg/REV/REV.o</text:p>
      <text:p text:style-name="P2">../../insts/jg/REVERBIT/REVERBIT.o</text:p>
      <text:p text:style-name="P2">../../insts/jg/ROOM/ROOM.o</text:p>
      <text:p text:style-name="P2">../../insts/jg/ROOM/roomset.o</text:p>
      <text:p text:style-name="P2">../../insts/jg/SHAPE/SHAPE.o</text:p>
      <text:p text:style-name="P2">../../insts/jg/SPECTACLE/SPECTACLE.o</text:p>
      <text:p text:style-name="P2">../../insts/jg/SPECTACLE/SPECTACLE_BASE.o</text:p>
      <text:p text:style-name="P2">../../insts/jg/SPECTACLE/SPECTEQ.o</text:p>
      <text:p text:style-name="P2">../../insts/jg/SPECTACLE/TVSPECTACLE.o</text:p>
      <text:p text:style-name="P2">../../insts/jg/SPECTACLE/fft.o</text:p>
      <text:p text:style-name="P2">../../insts/jg/SPECTACLE2/SPECTACLE2.o</text:p>
      <text:p text:style-name="P2">../../insts/jg/SPECTACLE2/SPECTACLE2_BASE.o</text:p>
      <text:p text:style-name="P2">../../insts/jg/SPECTACLE2/SPECTEQ2.o</text:p>
      <text:p text:style-name="P2">../../insts/jg/SPLITTER/SPLITTER.o</text:p>
      <text:p text:style-name="P2">../../insts/jg/VOCODE2/VOCODE2.o</text:p>
      <text:p text:style-name="P2">../../insts/jg/VOCODE3/VOCODE3.o</text:p>
      <text:p text:style-name="P2">../../insts/jg/VOCODESYNTH/VOCODESYNTH.o</text:p>
      <text:p text:style-name="P2">../../insts/jg/WAVY/WAVY.o</text:p>
      <text:p text:style-name="P2">../../insts/jg/WAVY/fparser27/fparser.o</text:p>
      <text:p text:style-name="P2">../../insts/jg/WIGGLE/WIGGLE.o</text:p>
      <text:p text:style-name="P2"><text:soft-page-break/><text:span text:style-name="T1">../../insts/stk/stklib/stklib.a</text:span></text:p>
      <text:p text:style-name="P2">../../insts/stk/MBANDEDWG/MBANDEDWG.o</text:p>
      <text:p text:style-name="P2">../../insts/stk/MBLOWBOTL/MBLOWBOTL.o</text:p>
      <text:p text:style-name="P2">../../insts/stk/MBLOWHOLE/MBLOWHOLE.o</text:p>
      <text:p text:style-name="P2">../../insts/stk/MBOWED/MBOWED.o</text:p>
      <text:p text:style-name="P2">../../insts/stk/MBRASS/MBRASS.o</text:p>
      <text:p text:style-name="P2">../../insts/stk/MCLAR/MCLAR.o</text:p>
      <text:p text:style-name="P2">../../insts/stk/MMESH2D/MMESH2D.o</text:p>
      <text:p text:style-name="P2">../../insts/stk/MMODALBAR/MMODALBAR.o</text:p>
      <text:p text:style-name="P2">../../insts/stk/MSAXOFONY/MSAXOFONY.o</text:p>
      <text:p text:style-name="P2">../../insts/stk/MSHAKERS/MSHAKERS.o</text:p>
      <text:p text:style-name="P2">../../insts/stk/MSITAR/MSITAR.o</text:p>
      <text:p text:style-name="P2">../../insts/maxmsp/MAXBANG/MAXBANG.o</text:p>
      <text:p text:style-name="P2">../../insts/maxmsp/MAXMESSAGE/MAXMESSAGE.o</text:p>
      <text:p text:style-name="P2">../../insts/bgg/GVERB/GVERB.o</text:p>
      <text:p text:style-name="P2">../../insts/bgg/GVERB/gverbdsp.o</text:p>
      <text:p text:style-name="P2">../../insts/bgg/HALFWAVE/HALFWAVE.o</text:p>
      <text:p text:style-name="P2">../../insts/bgg/PFSCHED/PFSCHED.o</text:p>
      <text:p text:style-name="P2">../../insts/bgg/SYNC/SYNC.o</text:p>
      <text:p text:style-name="P2">../../insts/bgg/VWAVE/VWAVE.o</text:p>
      <text:p text:style-name="P2">../../insts/joel/jfuncs/jfuncs.o</text:p>
      <text:p text:style-name="P2">../../insts/joel/tuning/tuning.o</text:p>
      <text:p text:style-name="P2">../audio/audio_devices.o</text:p>
      <text:p text:style-name="P3">../audio/librtaudio.a</text:p>
      <text:p text:style-name="P3">../sndlib/sndlib.a</text:p>
      <text:p text:style-name="P3">../conf/libconf.a</text:p>
      <text:p text:style-name="P2">RTcmixMain.o</text:p>
      <text:p text:style-name="P2">main.o</text:p>
      <text:p text:style-name="P3">../control/maxmsp/libinlet.a</text:p>
      <text:p text:style-name="P3">../control/pfbus/libpfbus.a</text:p>
      <text:p text:style-name="P2">../parser/parse_with_minc.o</text:p>
      <text:p text:style-name="P3">../parser/minc/libminc.a</text:p>
      <text:p text:style-name="P1">-L/home/jwmatthys/Audio/rtcmix-in-pd/RTcmix-pd-4.0.1.6/lib -lgen -lpthread -lm -ld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Inconsolata" svg:font-family="Inconsolata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WenQuanYi Micro Hei1" style:font-size-asian="10pt" style:font-name-complex="Lohit Hind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columns fo:column-count="2" fo:column-gap="0in">
          <style:column style:rel-width="4986*" fo:start-indent="0in" fo:end-indent="0in"/>
          <style:column style:rel-width="4986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11T20:06:48</dc:date>
    <dc:creator>Joel Matthys</dc:creator>
    <meta:document-statistic meta:table-count="0" meta:image-count="0" meta:object-count="0" meta:page-count="3" meta:paragraph-count="256" meta:word-count="265" meta:character-count="6217" meta:non-whitespace-character-count="6208"/>
    <meta:generator>LibreOffice/3.5$Linux_X86_64 LibreOffice_project/350m1$Build-2</meta:generator>
  </office:meta>
</office:document-meta>
</file>